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AnnotationEngine.process( Class &lt; ? &gt; clazz , Object test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obalConfigurationTest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lobalConfigurationTest.reset_annotation_eng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obalConfigurationTest.returns_mockito_annotation_engine_of_Plugins_if_no_Mockito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